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Šaljem ti detaljniji koncept onoga što smo usmeno dogovorili za izradu<text:line-break/>predmeta Projekat.<text:line-break/>Ideja je da implementiraš nadogradnju komunikacije između UDP klijenta i<text:line-break/>UDP servera tako da primeniš mehanizme koji omogućavaju pouzdan prenos<text:line-break/>podataka između klijenta i servera, ugledajući se na pouzdani prenos kod<text:line-break/>TCP protokola.<text:line-break/>Moj konkretan predlog je da koristeći UDP sokete ti dodaš neko fiksno<text:line-break/>zaglavlje koje bi pripadalo aplikativnom sloju, a unutar tog zaglavlja je<text:line-break/>neophodno smestiti sve podatke važne za pouzdan prenos poruka. Tu pre<text:line-break/>svega spadaju sledeće stvari (svo vreme se ugledaj na TCP):<text:line-break/>1. redni broj prvog bajta u poruci koja se šalje. Na osnovu dužine poruke,<text:line-break/>prijemna strana treba da zna koliko je bajta primila tj. koliko je duga<text:line-break/>aplikativna poruka.<text:line-break/> Npr. redni broj prvog bajta koji klijent šalje je 1001, a poruka ima 30<text:line-break/>bajta.<text:line-break/>2. Broj potvrde prijema  (ACK broj)- u ovo polje će ona strana koja šalje<text:line-break/>odgovor potvrđivati prijem poruke do određenog bajta<text:line-break/> U mom primeru: server odgovara klijentu i šalje ACK=1031 (dakle,<text:line-break/>potvrđuje da je uspešno primio do 1030 i da sledeći bajt koji očekuje je<text:line-break/>1031).<text:line-break/>3. Prijemni prozor - to je celobrojna vrednost koju obe strane šalju jedna<text:line-break/>drugoj i pomoću te vrednosti saopšavaju koliko bajta im je slobodno u<text:line-break/>prijemnom prozoru tj. koliko bajta maksimalno sme da im pošalje ona druga<text:line-break/>strana.<text:line-break/> Npr. klijent u polje "Prijemni prozor" upisuje 200 što znači da server ne<text:line-break/>sme da mu pošalje više od 200 bajta u narednoj svojoj poruci. Isto tako i<text:line-break/>server upisuje svoju vrednost.<text:line-break/>Na strani koja šalje treba pokrenuti tajmer - to je vreme koje se čeka da<text:line-break/>stigne potvrda. Ako trajmer istekne, a potvrde  nema ista poruka se šalje<text:line-break/>ponovo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09:37:20.593053582</meta:creation-date>
    <dc:date>2023-06-23T09:37:57.461345033</dc:date>
    <meta:editing-duration>PT38S</meta:editing-duration>
    <meta:editing-cycles>1</meta:editing-cycles>
    <meta:document-statistic meta:table-count="0" meta:image-count="0" meta:object-count="0" meta:page-count="1" meta:paragraph-count="1" meta:word-count="278" meta:character-count="1679" meta:non-whitespace-character-count="1396"/>
    <meta:generator>LibreOffice/7.4.7.2$Linux_X86_64 LibreOffice_project/40$Build-2</meta:generator>
  </office:meta>
</office:document-meta>
</file>